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A4E546924CE4E7D0.png" manifest:media-type="image/png"/>
  <manifest:file-entry manifest:full-path="Pictures/10003EEE0000051000000510BD5870ADE03A80F4.svg" manifest:media-type="image/svg+xml"/>
  <manifest:file-entry manifest:full-path="Pictures/10008B9E000033C8000033C8BB63293D2638E4B4.svg" manifest:media-type="image/svg+xml"/>
  <manifest:file-entry manifest:full-path="Pictures/10000001000001F5000001F5A023F578A804E0D7.png" manifest:media-type="image/png"/>
  <manifest:file-entry manifest:full-path="Pictures/100000010000004000000040359D5789F9B7AE72.png" manifest:media-type="image/png"/>
  <manifest:file-entry manifest:full-path="Pictures/100000010000019500000074E09A17FBDE3D3DE4.png" manifest:media-type="image/png"/>
  <manifest:file-entry manifest:full-path="Pictures/10000001000000F7000000565636467CFEAC770E.png" manifest:media-type="image/png"/>
  <manifest:file-entry manifest:full-path="Pictures/100005E900007C20000052C999E2D0460E181E7E.svg" manifest:media-type="image/svg+xml"/>
  <manifest:file-entry manifest:full-path="Pictures/10002B07000029D300000BFDDFB7894F9754F323.svg" manifest:media-type="image/svg+xml"/>
  <manifest:file-entry manifest:full-path="Pictures/1000000100000362000002418F1AFBAD77777A60.png" manifest:media-type="image/png"/>
  <manifest:file-entry manifest:full-path="Pictures/1000C59E00002C790000182F0DEB4360EEF3C8B7.svg" manifest:media-type="image/svg+xml"/>
  <manifest:file-entry manifest:full-path="Pictures/1000241500001753000012D83405BE6C128538ED.svg" manifest:media-type="image/svg+xml"/>
  <manifest:file-entry manifest:full-path="Pictures/10000001000000E2000000B605C9C65DCAEE6C17.png" manifest:media-type="image/png"/>
  <manifest:file-entry manifest:full-path="Pictures/10000001000001AE000000EAACCC4A1355DD7245.png" manifest:media-type="image/png"/>
  <manifest:file-entry manifest:full-path="Pictures/10000001000000800000008075AA44A4D84FF2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7.609cm" fo:min-width="10.749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225cm" fo:min-width="9.553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.136cm" fo:min-width="1.131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037cm" fo:min-width="8.251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5.75cm" fo:min-width="8.854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2cm" svg:stroke-color="#95a044" draw:marker-start-width="0.508cm" draw:marker-end-width="0.508cm" draw:fill="solid" draw:fill-color="#ffffff" draw:textarea-horizontal-align="right" draw:textarea-vertical-align="top" draw:auto-grow-height="false" fo:min-height="5.352cm" fo:min-width="3.496cm" fo:padding-top="0.175cm" fo:padding-bottom="0.175cm" fo:padding-left="0.3cm" fo:padding-right="0.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16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6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4pt"/>
    </style:style>
    <style:style style:name="T1" style:family="text">
      <style:text-properties fo:font-size="16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laptop 3">
          <draw:custom-shape draw:style-name="gr1" draw:text-style-name="P1" draw:layer="layout" svg:width="11.301cm" svg:height="7.911cm" svg:x="1.581cm" svg:y="0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2" draw:text-style-name="P2" draw:layer="layout" svg:width="9.041cm" svg:height="5.651cm" svg:x="2.711cm" svg:y="1.63cm">
            <text:p/>
          </draw:rect>
          <draw:custom-shape draw:style-name="gr3" draw:text-style-name="P1" draw:layer="layout" svg:width="13.563cm" svg:height="3.391cm" svg:x="0.45cm" svg:y="8.4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3" draw:layer="layout" svg:width="2.259cm" svg:height="0.588cm" svg:x="6.102cm" svg:y="10.671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" draw:text-style-name="P1" draw:layer="layout" svg:width="11.301cm" svg:height="1.717cm" svg:x="1.581cm" svg:y="8.953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" draw:text-style-name="P4" draw:layer="layout" svg:width="9.354cm" svg:height="6cm" svg:x="2.554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3.3cm" svg:height="3.3cm" svg:x="3.8cm" svg:y="1.5cm">
          <draw:image xlink:href="Pictures/10008B9E000033C8000033C8BB63293D2638E4B4.svg" xlink:type="simple" xlink:show="embed" xlink:actuate="onLoad" draw:mime-type="image/svg+xml">
            <text:p/>
          </draw:image>
          <draw:image xlink:href="Pictures/10000001000001F5000001F5A023F578A804E0D7.png" xlink:type="simple" xlink:show="embed" xlink:actuate="onLoad" draw:mime-type="image/png"/>
        </draw:frame>
        <draw:frame draw:style-name="gr8" draw:text-style-name="P6" draw:layer="layout" svg:width="1.6cm" svg:height="1.6cm" svg:x="5.75cm" svg:y="5.45cm">
          <draw:image xlink:href="Pictures/100000010000004000000040359D5789F9B7AE72.png" xlink:type="simple" xlink:show="embed" xlink:actuate="onLoad" draw:mime-type="image/png">
            <text:p/>
          </draw:image>
        </draw:frame>
        <draw:frame draw:style-name="gr8" draw:text-style-name="P6" draw:layer="layout" svg:width="4.771cm" svg:height="3.182cm" svg:x="1.75cm" svg:y="4.568cm">
          <draw:image xlink:href="Pictures/100005E900007C20000052C999E2D0460E181E7E.svg" xlink:type="simple" xlink:show="embed" xlink:actuate="onLoad" draw:mime-type="image/svg+xml">
            <text:p/>
          </draw:image>
          <draw:image xlink:href="Pictures/1000000100000362000002418F1AFBAD77777A60.png" xlink:type="simple" xlink:show="embed" xlink:actuate="onLoad" draw:mime-type="image/png"/>
        </draw:frame>
        <draw:custom-shape draw:style-name="gr9" draw:text-style-name="P8" draw:layer="layout" svg:width="4.096cm" svg:height="5.702cm" svg:x="7.708cm" svg:y="1.615cm">
          <text:p text:style-name="P7"><text:span text:style-name="T1">LaB</text:span><text:span text:style-name="T1">B-</text:span><text:span text:style-name="T1">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2.086cm" svg:height="1.134cm" svg:x="7.967cm" svg:y="5.308cm">
          <draw:image xlink:href="Pictures/1000C59E00002C790000182F0DEB4360EEF3C8B7.svg" xlink:type="simple" xlink:show="embed" xlink:actuate="onLoad" draw:mime-type="image/svg+xml">
            <text:p/>
          </draw:image>
          <draw:image xlink:href="Pictures/10000001000001AE000000EAACCC4A1355DD7245.png" xlink:type="simple" xlink:show="embed" xlink:actuate="onLoad" draw:mime-type="image/png"/>
        </draw:frame>
        <draw:frame draw:style-name="gr10" draw:text-style-name="P9" draw:layer="layout" svg:width="1.352cm" svg:height="1.088cm" svg:x="10.25cm" svg:y="5.328cm">
          <draw:image xlink:href="Pictures/1000241500001753000012D83405BE6C128538ED.svg" xlink:type="simple" xlink:show="embed" xlink:actuate="onLoad" draw:mime-type="image/svg+xml">
            <text:p/>
          </draw:image>
          <draw:image xlink:href="Pictures/10000001000000E2000000B605C9C65DCAEE6C17.png" xlink:type="simple" xlink:show="embed" xlink:actuate="onLoad" draw:mime-type="image/png"/>
        </draw:frame>
        <draw:frame draw:style-name="gr10" draw:text-style-name="P9" draw:layer="layout" svg:width="3.313cm" svg:height="0.949cm" svg:x="8.285cm" svg:y="6.337cm">
          <draw:image xlink:href="Pictures/10002B07000029D300000BFDDFB7894F9754F323.svg" xlink:type="simple" xlink:show="embed" xlink:actuate="onLoad" draw:mime-type="image/svg+xml">
            <text:p/>
          </draw:image>
          <draw:image xlink:href="Pictures/100000010000019500000074E09A17FBDE3D3DE4.png" xlink:type="simple" xlink:show="embed" xlink:actuate="onLoad" draw:mime-type="image/png"/>
        </draw:frame>
        <draw:frame draw:style-name="gr10" draw:text-style-name="P9" draw:layer="layout" svg:width="3.468cm" svg:height="1.207cm" svg:x="7.869cm" svg:y="3.654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0" draw:text-style-name="P9" draw:layer="layout" svg:width="3.468cm" svg:height="1.207cm" svg:x="7.974cm" svg:y="3.76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0" draw:text-style-name="P9" draw:layer="layout" svg:width="3.468cm" svg:height="1.207cm" svg:x="8.081cm" svg:y="3.866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0" draw:text-style-name="P9" draw:layer="layout" svg:width="3.467cm" svg:height="1.207cm" svg:x="8.188cm" svg:y="3.972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8" draw:text-style-name="P6" draw:layer="layout" svg:width="1.102cm" svg:height="1.103cm" svg:x="7.708cm" svg:y="1.647cm">
          <draw:image xlink:href="Pictures/10000001000000800000008075AA44A4D84FF216.png" xlink:type="simple" xlink:show="embed" xlink:actuate="onLoad" draw:mime-type="image/png">
            <text:p/>
          </draw:image>
        </draw:frame>
        <draw:frame draw:style-name="gr11" draw:text-style-name="P10" draw:layer="layout" svg:width="3.1cm" svg:height="1.422cm" svg:x="7.843cm" svg:y="2.488cm">
          <draw:image xlink:href="Pictures/10003EEE0000051000000510BD5870ADE03A80F4.svg" xlink:type="simple" xlink:show="embed" xlink:actuate="onLoad" draw:mime-type="image/svg+xml">
            <text:p text:style-name="P5"><text:span text:style-name="T2"/></text:p>
          </draw:image>
          <draw:image xlink:href="Pictures/100000010000003100000031A4E546924CE4E7D0.png" xlink:type="simple" xlink:show="embed" xlink:actuate="onLoad" draw:mime-type="image/png"/>
        </draw:frame>
        <draw:frame draw:style-name="gr11" draw:text-style-name="P10" draw:layer="layout" svg:width="3.1cm" svg:height="1.422cm" svg:x="7.95cm" svg:y="2.594cm">
          <draw:image xlink:href="Pictures/10003EEE0000051000000510BD5870ADE03A80F4.svg" xlink:type="simple" xlink:show="embed" xlink:actuate="onLoad" draw:mime-type="image/svg+xml">
            <text:p text:style-name="P5"><text:span text:style-name="T2"/></text:p>
          </draw:image>
          <draw:image xlink:href="Pictures/100000010000003100000031A4E546924CE4E7D0.png" xlink:type="simple" xlink:show="embed" xlink:actuate="onLoad" draw:mime-type="image/png"/>
        </draw:frame>
        <draw:frame draw:style-name="gr11" draw:text-style-name="P10" draw:layer="layout" svg:width="3.101cm" svg:height="1.422cm" svg:x="8.055cm" svg:y="2.7cm">
          <draw:image xlink:href="Pictures/10003EEE0000051000000510BD5870ADE03A80F4.svg" xlink:type="simple" xlink:show="embed" xlink:actuate="onLoad" draw:mime-type="image/svg+xml">
            <text:p text:style-name="P5"><text:span text:style-name="T2"/></text:p>
          </draw:image>
          <draw:image xlink:href="Pictures/100000010000003100000031A4E546924CE4E7D0.png" xlink:type="simple" xlink:show="embed" xlink:actuate="onLoad" draw:mime-type="image/png"/>
        </draw:frame>
        <draw:frame draw:style-name="gr8" draw:text-style-name="P10" draw:layer="layout" svg:width="3.1cm" svg:height="1.422cm" svg:x="8.162cm" svg:y="2.806cm">
          <draw:image xlink:href="Pictures/10003EEE0000051000000510BD5870ADE03A80F4.svg" xlink:type="simple" xlink:show="embed" xlink:actuate="onLoad" draw:mime-type="image/svg+xml">
            <text:p/>
          </draw:image>
          <draw:image xlink:href="Pictures/100000010000003100000031A4E546924CE4E7D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Fromont</meta:initial-creator>
    <meta:creation-date>2024-10-30T10:56:12.414694604</meta:creation-date>
    <dc:date>2024-10-30T11:31:13.326150381</dc:date>
    <dc:creator>Robert Fromont</dc:creator>
    <meta:editing-duration>PT34M45S</meta:editing-duration>
    <meta:editing-cycles>9</meta:editing-cycles>
    <meta:generator>LibreOffice/7.3.7.2$Linux_X86_64 LibreOffice_project/30$Build-2</meta:generator>
    <meta:document-statistic meta:object-count="23"/>
  </office:meta>
</office:document-meta>
</file>